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85e" officeooo:paragraph-rsid="000b1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signed by Trusted Person.</text:p>
      <text:p text:style-name="Standard"/>
      <text:p text:style-name="P1">Signature timestamp was changed by Attacke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8:15:35.837000000</meta:creation-date>
    <dc:date>2021-01-26T18:18:24.300000000</dc:date>
    <meta:editing-duration>PT2M49S</meta:editing-duration>
    <meta:editing-cycles>1</meta:editing-cycles>
    <meta:document-statistic meta:table-count="0" meta:image-count="0" meta:object-count="0" meta:page-count="1" meta:paragraph-count="2" meta:word-count="11" meta:character-count="78" meta:non-whitespace-character-count="69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100a800bf00d600db00f60048005a0097000e009c001b0028007400d2002a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fK/XJakWE5xogUapH3TgO81LwpHL3/hc9Orobft+5V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P61Z1DmKlM6UiU7P7/ZdGdZRv7kPg3VX40dx3XnM6l4=</DigestValue>
      </Reference>
      <Reference URI="Thumbnails/thumbnail.png">
        <DigestMethod Algorithm="http://www.w3.org/2001/04/xmlenc#sha256"/>
        <DigestValue>BtIiFU/z43sIa/oHIDNQXvQAeig653OCbRyxDSD+IDI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7gr7QHIN81zyUNeQMd6Mse016+F6ZqwTlFe4jXP2KWs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d80076002f005900c8006b004f00380093000f00b3007400c000d400a70034">
        <DigestMethod Algorithm="http://www.w3.org/2001/04/xmlenc#sha256"/>
        <DigestValue>R8Wm+KlnxTDA1z0sDly+LBrlDlRvAczQ6k8+M4ZGa3w=</DigestValue>
      </Reference>
      <Reference URI="#idSignedProperties" Type="http://uri.etsi.org/01903#SignedProperties">
        <DigestMethod Algorithm="http://www.w3.org/2001/04/xmlenc#sha256"/>
        <DigestValue>pj3ak2j9hdiCOZH71/vK/tHjeYycQDXXk/cg1CVZwnc=</DigestValue>
      </Reference>
    </SignedInfo>
    <SignatureValue>TDhxADcaqXxAfP7ya30hpD7ch/4pooKAbkAhgHVD1Dx3G0FcE9CX3Jq7MM4HVvK6
xKW5QCWCz91c6UO4Lya2Soe8wxoJVzx0ilOF4yklMftV0S/z/HGHkfx0J8IPZ9Nt
ooHBOJ4RbqjcutVSfkiJ5wWRCo5BuQfpRdbKjKqvvaiu0Zv20rS2Jyfw92ijOLQY
2l2FtU2ApO1WSdCxKlLbkt0/AV7A+PiRPmq1Lbwp5PLXMDYAOCzrNYBWZKWJ4RCG
fcSjEpKHFQXBq1RW58hq3UkmKlpILYrnh+OU+pzVGjISwfYIEXG1OjTJYsLQg4I9
Snq4r3Nhay7QBU34DumfOw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d80076002f005900c8006b004f00380093000f00b3007400c000d400a70034" Target="#ID_00a100a800bf00d600db00f60048005a0097000e009c001b0028007400d2002a">
          <dc:date xmlns:dc="http://purl.org/dc/elements/1.1/">2022-02-10T17:35:09.954000000</dc:date>
        </SignatureProperty>
      </SignatureProperties>
    </Object>
    <Object xmlns:xd="http://uri.etsi.org/01903/v1.3.2#">
      <xd:QualifyingProperties Target="#ID_00a100a800bf00d600db00f60048005a0097000e009c001b0028007400d2002a">
        <xd:SignedProperties Id="idSignedProperties">
          <xd:SignedSignatureProperties>
            <xd:SigningTime>2022-02-10T17:35:09.954000000</xd:SigningTime>
            <xd:SigningCertificate>
              <xd:Cert>
                <xd:CertDigest>
                  <DigestMethod Algorithm="http://www.w3.org/2001/04/xmlenc#sha256"/>
                  <DigestValue>fwSeEr5yfPzqeA/uubHS9gZ7l+P2pYbwOVwrI8pBCno=</DigestValue>
                </xd:CertDigest>
                <xd:IssuerSerial>
                  <X509IssuerName>CN=WISeKey CertifyID Personal GB CA 4, O=WISeKey, C=CH</X509IssuerName>
                  <X509SerialNumber>507518700802045552005776449165054938161464526730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HDCCBASgAwIBAgIUWOXs9lLclAWdmWJTvdd5SmjIx4owDQYJKoZIhvcNAQELBQAwTDELMAkGA1UEBhMCQ0gxEDAOBgNVBAoTB1dJU2VLZXkxKzApBgNVBAMTIldJU2VLZXkgQ2VydGlmeUlEIFBlcnNvbmFsIEdCIENBIDQwHhcNMjIwMjEwMTUzNDI3WhcNMjIwNTExMTQ0NDAwWjCBmDFCMEAGA1UECww5UGVyc29uJ3MgSWRlbnRpdHkgbm90IFZlcmlmaWVkIC0gV0lTZUlEIEZyZWUgQ2VydGlmaWNhdGVzMSUwIwYDVQQDDBx0cnVzdGVkLnBlcnNvbi5vZGZAZ21haWwuY29tMSswKQYJKoZIhvcNAQkBFhx0cnVzdGVkLnBlcnNvbi5vZGZAZ21haWwuY29tMIIBIjANBgkqhkiG9w0BAQEFAAOCAQ8AMIIBCgKCAQEAnmTs5AtJ2EmImpEknmq6zdWEILLmQiiarTmigqsBMntesnUiEnk9TFuv6G9hMMbFmCJDy9PMhDTcfZZY5jah3ZjZd1IUmAGilCW4h68KTMufPKfgweiGZnqCXuZdboH7JxMxPihLov0iCqHPFFH9xXY0jGG9RkCYhl2b56ivvwNpkTCD1bP0DCqpF7xFZFigBmTYMB9U3VPnAg+hocl8lF2fe13/dYUSPs6tR44KyKIRdnfj6oTTI/pUlChPUMtot4vNgGlkNw/+aOiCFkhVKqidL22PCgrZUyCsEzD/h5Q8L2K9/xxVSpAzzFNRhSeulGdRXArjT+05Y+zBjXPPsQ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+DXlKPw/8UzjxvBEo+QGJDjrgWcwHQYDVR0lBBYwFAYIKwYBBQUHAwIGCCsGAQUFBwMEMA4GA1UdDwEB/wQEAwIFoDANBgkqhkiG9w0BAQsFAAOCAQEALTdfqbp4+dIEhFG6b7KLGVdWAgrrEFoUveMiLIGVfaP+k+Q4RM8pNQtvgbjjVUfwFYuOlCIEEhBBHAfF59/4CPXn8ySxI+J2rH48UC3nrxf8OlPxxY/KAbuweorIlLtm2P/LhnrvO8CXn8g3uW5DRQLgk0cW7go9pawJqOEwHuPXZQF8hUBAqOlJzWU+MeFSunVhQ8k9tc2PcFYZYlvp8Rgy0udDgJVeFcn0QEruvEL+RlIhrmDPtPrUzYAdLOMzxGjcvBVWHiXpatNXjD0XAUg7HLxQ4NjXl0eZeFTb1YoRnJt/SQ6wfA9BiqN/wc26FKY8qLg8QRscubNgex1DMA==</xd:EncapsulatedX509Certificate>
            </xd:CertificateValues>
          </xd:UnsignedSignatureProperties>
        </xd:UnsignedProperties>
      </xd:QualifyingProperties>
    </Object>
  </Signature>
</document-signatures>
</file>